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4.879cm" fo:min-width="8.395cm"/>
    </style:style>
    <style:style style:name="gr2" style:family="graphic" style:parent-style-name="standard">
      <style:graphic-properties svg:stroke-color="#b2b2b2" draw:fill="solid" draw:fill-color="#666666" draw:textarea-horizontal-align="justify" draw:textarea-vertical-align="middle" draw:auto-grow-height="false" fo:min-height="4.879cm" fo:min-width="8.3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  <style:text-properties fo:color="#999999" loext:opacity="100%"/>
    </style:style>
    <style:style style:name="P3" style:family="paragraph">
      <loext:graphic-properties draw:fill="solid" draw:fill-color="#666666"/>
      <style:paragraph-properties fo:text-align="center"/>
      <style:text-properties fo:color="#999999" loext:opacity="100%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-color="#ffffff"/>
    </style:style>
    <style:style style:name="T1" style:family="text">
      <style:text-properties fo:color="#9999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.895cm" svg:height="5.129cm" svg:x="5.913cm" svg:y="2.8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895cm" svg:height="5.129cm" svg:x="14.813cm" svg:y="2.8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895cm" svg:height="5.129cm" svg:x="5.913cm" svg:y="7.9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.895cm" svg:height="5.129cm" svg:x="14.813cm" svg:y="7.985cm">
            <text:p text:style-name="P2"><text:span text:style-name="T1">(not our problem)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1.305cm" svg:height="0.962cm" svg:x="9.473cm" svg:y="1.879cm">
            <draw:text-box>
              <text:p>Here<text:tab/><text:tab/><text:tab/><text:tab/><text:tab/> Elsewhere</text:p>
            </draw:text-box>
          </draw:frame>
          <draw:frame draw:style-name="gr4" draw:text-style-name="P6" draw:layer="layout" svg:width="1.662cm" svg:height="5.939cm" svg:x="4.226cm" svg:y="5.067cm">
            <draw:text-box>
              <text:p text:style-name="P5">Live</text:p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>Die</text:p>
            </draw:text-box>
          </draw:frame>
        </draw:g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6T09:12:49.748197776</meta:creation-date>
    <dc:date>2021-12-07T14:40:56.718584334</dc:date>
    <meta:editing-duration>P1DT2H47M16S</meta:editing-duration>
    <meta:editing-cycles>2</meta:editing-cycles>
    <meta:generator>LibreOffice/7.1.4.2$MacOSX_X86_64 LibreOffice_project/a529a4fab45b75fefc5b6226684193eb000654f6</meta:generator>
    <meta:document-statistic meta:object-count="30"/>
  </office:meta>
</office:document-meta>
</file>